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0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vertical-align="automatic"/>
      <style:text-properties fo:font-size="24pt" style:font-size-asian="24pt" style:font-size-complex="24pt"/>
    </style:style>
    <style:style style:name="ce3" style:family="table-cell" style:parent-style-name="Default">
      <style:table-cell-properties style:vertical-align="automatic"/>
      <style:text-properties fo:font-size="15pt" style:font-size-asian="15pt" style:font-size-complex="15pt"/>
    </style:style>
    <style:style style:name="ce4" style:family="table-cell" style:parent-style-name="Default">
      <style:text-properties fo:font-size="24pt" style:font-size-asian="24pt" style:font-size-complex="24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6<text:span text:style-name="T1">th</text:span> clas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2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d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r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w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7<text:span text:style-name="T1">th</text:span> clas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on</text:p>
          </table:table-cell>
          <table:table-cell table:number-columns-repeated="2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d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w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8<text:span text:style-name="T1">th</text:span> clas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o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w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d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9<text:span text:style-name="T1">th</text:span> clas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on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w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e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d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10<text:span text:style-name="T1">th</text:span> clas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4"/>
          <table:table-cell office:value-type="string" calcext:value-type="string">
            <text:p>math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</text:p>
          </table:table-cell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5:11:55.110216542</meta:creation-date>
    <dc:date>2020-12-13T15:36:04.800562322</dc:date>
    <meta:editing-duration>PT2M16S</meta:editing-duration>
    <meta:editing-cycles>1</meta:editing-cycles>
    <meta:document-statistic meta:table-count="1" meta:cell-count="230" meta:object-count="0"/>
    <meta:generator>LibreOffice/6.0.7.3$Linux_X86_64 LibreOffice_project/00m0$Build-3</meta:generator>
  </office:meta>
</office:document-meta>
</file>